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.78mm"/>
    </style:style>
    <style:style style:name="co2" style:family="table-column">
      <style:table-column-properties fo:break-before="auto" style:column-width="144.36mm"/>
    </style:style>
    <style:style style:name="co3" style:family="table-column">
      <style:table-column-properties fo:break-before="auto" style:column-width="64.63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earch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domai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/>https://towardsdatascience.com/introduction-to-natural-language-processing-for-text-df845750fb63</text:p>
          </table:table-cell>
          <table:table-cell office:value-type="string" calcext:value-type="string">
            <text:p>towardsdatascience.com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<text:s/>https://towardsdatascience.com/whatnlpscientistsdo-905aa987c5c0</text:p>
          </table:table-cell>
          <table:table-cell office:value-type="string" calcext:value-type="string">
            <text:p>towardsdatascience.com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<text:s/>https://www.kaggle.com/c/jigsaw-unintended-bias-in-toxicity-classification/discussion/91432</text:p>
          </table:table-cell>
          <table:table-cell office:value-type="string" calcext:value-type="string">
            <text:p>www.kaggle.com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<text:s/>https://medium.com/@makcedward/how-subword-helps-on-your-nlp-model-83dd1b836f46</text:p>
          </table:table-cell>
          <table:table-cell office:value-type="string" calcext:value-type="string">
            <text:p>medium.com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<text:s/>http://www.quaero.org/module_technologique/alvis-nlp-alvis-natural-language-processing/</text:p>
          </table:table-cell>
          <table:table-cell office:value-type="string" calcext:value-type="string">
            <text:p>www.quaero.org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<text:s/>https://www.cs.bgu.ac.il/~elhadad/nlp19.html</text:p>
          </table:table-cell>
          <table:table-cell office:value-type="string" calcext:value-type="string">
            <text:p>www.cs.bgu.ac.il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<text:s/>http://blog.robofied.com/index.php/natural-language-processing-in-a-nutshell/</text:p>
          </table:table-cell>
          <table:table-cell office:value-type="string" calcext:value-type="string">
            <text:p>blog.robofied.com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<text:s/>http://www.cs.cmu.edu/~nasmith/slides/sp4nlp.icml09.pdf</text:p>
          </table:table-cell>
          <table:table-cell office:value-type="string" calcext:value-type="string">
            <text:p>www.cs.cmu.edu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<text:s/>https://github.com/neubig/nlptutorial</text:p>
          </table:table-cell>
          <table:table-cell office:value-type="string" calcext:value-type="string">
            <text:p>github.com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<text:s/>https://github.com/Bibliome/alvisnlp</text:p>
          </table:table-cell>
          <table:table-cell office:value-type="string" calcext:value-type="string">
            <text:p>github.com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<text:s/>https://blog.education-ecosystem.com/introduction-to-natural-language-processing/</text:p>
          </table:table-cell>
          <table:table-cell office:value-type="string" calcext:value-type="string">
            <text:p>blog.education-ecosystem.com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<text:s/>http://wiki.socialisingaroundmedia.com/index.php/Natural_Language_Processing</text:p>
          </table:table-cell>
          <table:table-cell office:value-type="string" calcext:value-type="string">
            <text:p>wiki.socialisingaroundmedia.com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<text:s/>https://hypermedia.research.southwales.ac.uk/kos/wnlt/</text:p>
          </table:table-cell>
          <table:table-cell office:value-type="string" calcext:value-type="string">
            <text:p>hypermedia.research.southwales.ac.uk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<text:s/>http://www.phontron.com/slides/nlp-programming-en-13-search.pdf</text:p>
          </table:table-cell>
          <table:table-cell office:value-type="string" calcext:value-type="string">
            <text:p>www.phontron.com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<text:s/>https://justmachinelearning.com/2018/12/25/introduction-to-natural-language-processing-with-nltk/</text:p>
          </table:table-cell>
          <table:table-cell office:value-type="string" calcext:value-type="string">
            <text:p>justmachinelearning.com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<text:s/>https://www.oreilly.com/library/view/natural-language-processing/9780596803346/</text:p>
          </table:table-cell>
          <table:table-cell office:value-type="string" calcext:value-type="string">
            <text:p>www.oreilly.com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<text:s/>https://papers.ssrn.com/sol3/Delivery.cfm/SSRN_ID3361108_code3444498.pdf?abstractid=3361108&amp;mirid=1</text:p>
          </table:table-cell>
          <table:table-cell office:value-type="string" calcext:value-type="string">
            <text:p>papers.ssrn.com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<text:s/>http://people.csail.mit.edu/regina/6881/lec02/lec02.pdf</text:p>
          </table:table-cell>
          <table:table-cell office:value-type="string" calcext:value-type="string">
            <text:p>people.csail.mit.edu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<text:s/>https://www.youtube.com/watch?v=xj5ZvWgPqKM</text:p>
          </table:table-cell>
          <table:table-cell office:value-type="string" calcext:value-type="string">
            <text:p>www.youtube.com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<text:s/>https://help.sap.com/viewer/e2931f1772a14ef497eb3e5d5a3b1ebf/4.2.9/en-US/57b6b88e6d6d1014b3fc9283b0e91070.html</text:p>
          </table:table-cell>
          <table:table-cell office:value-type="string" calcext:value-type="string">
            <text:p>help.sap.com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<text:s/>https://chih-ling-hsu.github.io/2017/10/30/basic-nlp</text:p>
          </table:table-cell>
          <table:table-cell office:value-type="string" calcext:value-type="string">
            <text:p>chih-ling-hsu.github.io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<text:s/>https://www.trainingbangalore.in/blog/natural-language-processing/</text:p>
          </table:table-cell>
          <table:table-cell office:value-type="string" calcext:value-type="string">
            <text:p>www.trainingbangalore.in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<text:s/>https://modelzoo.co/category/natural-language-processing</text:p>
          </table:table-cell>
          <table:table-cell office:value-type="string" calcext:value-type="string">
            <text:p>modelzoo.co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<text:s/>http://www.nature.com/natureevents/science/events/88549-2019_2nd_International_Conference_on_Machine_Learning_and_Natural_Language_Processing_MLNLP_2019</text:p>
          </table:table-cell>
          <table:table-cell office:value-type="string" calcext:value-type="string">
            <text:p>www.nature.com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<text:s/>https://xaltius.tech/2019/08/</text:p>
          </table:table-cell>
          <table:table-cell office:value-type="string" calcext:value-type="string">
            <text:p>xaltius.tech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<text:s/>https://notebooks.azure.com/anon-jhu4eq/projects/workshops/html/intro_to_nlp.ipynb</text:p>
          </table:table-cell>
          <table:table-cell office:value-type="string" calcext:value-type="string">
            <text:p>notebooks.azure.com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<text:s/>https://www.aclweb.org/anthology/events/emnlp-2010/</text:p>
          </table:table-cell>
          <table:table-cell office:value-type="string" calcext:value-type="string">
            <text:p>www.aclweb.org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<text:s/>https://www.katacoda.com/basiafusinska/courses/nlp-with-python/text-cleaning</text:p>
          </table:table-cell>
          <table:table-cell office:value-type="string" calcext:value-type="string">
            <text:p>www.katacoda.com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<text:s/>https://nlp.stanford.edu/static/software/tokenizer.shtml</text:p>
          </table:table-cell>
          <table:table-cell office:value-type="string" calcext:value-type="string">
            <text:p>nlp.stanford.edu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<text:s/>http://naviglinlp.blogspot.com/2019/03/lecture-9-29032019-p-lstm-hands-on-with.html</text:p>
          </table:table-cell>
          <table:table-cell office:value-type="string" calcext:value-type="string">
            <text:p>naviglinlp.blogspot.com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<text:s/>https://ieeexplore.ieee.org/document/7490720</text:p>
          </table:table-cell>
          <table:table-cell office:value-type="string" calcext:value-type="string">
            <text:p>ieeexplore.ieee.org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<text:s/>https://www.scimagojr.com/journalsearch.php?q=21100415618&amp;tip=sid&amp;clean=0</text:p>
          </table:table-cell>
          <table:table-cell office:value-type="string" calcext:value-type="string">
            <text:p>www.scimagojr.com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<text:s/>https://www.conferenceindex.org/event/international-conference-on-semantic-web-and-natural-language-processing-icswnlp-2020-june-new-york-us</text:p>
          </table:table-cell>
          <table:table-cell office:value-type="string" calcext:value-type="string">
            <text:p>www.conferenceindex.org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<text:s/>https://www.cs.cornell.edu/home/cardie/papers/mljnll-editorial.ps</text:p>
          </table:table-cell>
          <table:table-cell office:value-type="string" calcext:value-type="string">
            <text:p>www.cs.cornell.edu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<text:s/>https://www.meetup.com/thalesians/events/260910820/</text:p>
          </table:table-cell>
          <table:table-cell office:value-type="string" calcext:value-type="string">
            <text:p>www.meetup.com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<text:s/>https://pdfs.semanticscholar.org/1d49/69f3689f0fa392a348096ae0586acd7704ac.pdf</text:p>
          </table:table-cell>
          <table:table-cell office:value-type="string" calcext:value-type="string">
            <text:p>pdfs.semanticscholar.org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<text:s/>https://logic.pdmi.ras.ru/~sergey/teaching/textharbour18/01-intro.pdf</text:p>
          </table:table-cell>
          <table:table-cell office:value-type="string" calcext:value-type="string">
            <text:p>logic.pdmi.ras.ru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<text:s/>https://gsec.hitb.org/materials/sg2017/COMMSEC%20D2%20-%20Jim%20Geovedi%20-%20Unstructured%20Data%20is%20the%20New%20Gold%20-%20ML%20+%20NLP%20is%20the%20New%20Shiz.pdf</text:p>
          </table:table-cell>
          <table:table-cell office:value-type="string" calcext:value-type="string">
            <text:p>gsec.hitb.org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<text:s/>https://quizlet.com/185735797/natural-language-processing-nlp-flash-cards/</text:p>
          </table:table-cell>
          <table:table-cell office:value-type="string" calcext:value-type="string">
            <text:p>quizlet.com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<text:s/>https://www.researchgate.net/publication/256703371_Text_segmentation_with_character-level_text_embeddings</text:p>
          </table:table-cell>
          <table:table-cell office:value-type="string" calcext:value-type="string">
            <text:p>www.researchgate.net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<text:s/>https://www.cs.princeton.edu/courses/archive/fall16/cosIW05/</text:p>
          </table:table-cell>
          <table:table-cell office:value-type="string" calcext:value-type="string">
            <text:p>www.cs.princeton.edu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<text:s/>https://www.freecodecamp.org/news/how-i-built-a-complex-text-analysis-app-in-a-month-61917877cd72/</text:p>
          </table:table-cell>
          <table:table-cell office:value-type="string" calcext:value-type="string">
            <text:p>www.freecodecamp.org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<text:s/>http://bytecontinnum.com/2017/06/natural-language-searches-lessons-spellcheck-autocorrect/</text:p>
          </table:table-cell>
          <table:table-cell office:value-type="string" calcext:value-type="string">
            <text:p>bytecontinnum.com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<text:s/>https://ziggizag.com/natural-language-processing/</text:p>
          </table:table-cell>
          <table:table-cell office:value-type="string" calcext:value-type="string">
            <text:p>ziggizag.com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<text:s/>https://digital-library.theiet.org/content/books/10.1049/pbce119h_ch12</text:p>
          </table:table-cell>
          <table:table-cell office:value-type="string" calcext:value-type="string">
            <text:p>digital-library.theiet.org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<text:s/>http://mobile.allconfs.org/mobile/index_en.asp?id=6606</text:p>
          </table:table-cell>
          <table:table-cell office:value-type="string" calcext:value-type="string">
            <text:p>mobile.allconfs.org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<text:s/>https://www.jstage.jst.go.jp/article/jnlp/22/2/22_107/_article/-char/en</text:p>
          </table:table-cell>
          <table:table-cell office:value-type="string" calcext:value-type="string">
            <text:p>www.jstage.jst.go.jp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<text:s/>https://www.igi-global.com/chapter/natural-language-processing-tools/64577</text:p>
          </table:table-cell>
          <table:table-cell office:value-type="string" calcext:value-type="string">
            <text:p>www.igi-global.com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<text:s/>https://www.ida.liu.se/divisions/hcs/nlplab/courses/nn/L6.pdf</text:p>
          </table:table-cell>
          <table:table-cell office:value-type="string" calcext:value-type="string">
            <text:p>www.ida.liu.se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<text:s/>http://sato-motoki.com/</text:p>
          </table:table-cell>
          <table:table-cell office:value-type="string" calcext:value-type="string">
            <text:p>sato-motoki.com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<text:s/>https://arxiv.org/pdf/1210.5486</text:p>
          </table:table-cell>
          <table:table-cell office:value-type="string" calcext:value-type="string">
            <text:p>arxiv.org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<text:s/>https://vethics.com/nlp</text:p>
          </table:table-cell>
          <table:table-cell office:value-type="string" calcext:value-type="string">
            <text:p>vethics.com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<text:s/>http://www.ar.media.kyoto-u.ac.jp/tool/home-e.html</text:p>
          </table:table-cell>
          <table:table-cell office:value-type="string" calcext:value-type="string">
            <text:p>www.ar.media.kyoto-u.ac.jp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<text:s/>https://www.ijrte.org/wp-content/uploads/papers/v7i5c/E10480275C19.pdf</text:p>
          </table:table-cell>
          <table:table-cell office:value-type="string" calcext:value-type="string">
            <text:p>www.ijrte.org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<text:s/>http://nliblog.com/wiki/knowledge-base-2/nlp-1-natural-language-processing/major-tasks-in-nlp-1/</text:p>
          </table:table-cell>
          <table:table-cell office:value-type="string" calcext:value-type="string">
            <text:p>nliblog.com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<text:s/>https://xusun.org/publication/slide_SR.pdf</text:p>
          </table:table-cell>
          <table:table-cell office:value-type="string" calcext:value-type="string">
            <text:p>xusun.org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<text:s/>https://www.springerprofessional.de/en/deep-learning-in-natural-language-processing/15787818</text:p>
          </table:table-cell>
          <table:table-cell office:value-type="string" calcext:value-type="string">
            <text:p>www.springerprofessional.de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<text:s/>https://slideplayer.com/slide/13671804/</text:p>
          </table:table-cell>
          <table:table-cell office:value-type="string" calcext:value-type="string">
            <text:p>slideplayer.com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<text:s/>http://mig.jouy.inra.fr/?q=en/node/26</text:p>
          </table:table-cell>
          <table:table-cell office:value-type="string" calcext:value-type="string">
            <text:p>mig.jouy.inra.fr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<text:s/>http://www.kazcorpus.kz/</text:p>
          </table:table-cell>
          <table:table-cell office:value-type="string" calcext:value-type="string">
            <text:p>www.kazcorpus.kz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<text:s/>https://www.easychair.org/cfp/NLPIR2019</text:p>
          </table:table-cell>
          <table:table-cell office:value-type="string" calcext:value-type="string">
            <text:p>www.easychair.org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<text:s/>http://link.springer.com/content/pdf/10.1007%2F978-3-642-36321-4_12.pdf</text:p>
          </table:table-cell>
          <table:table-cell office:value-type="string" calcext:value-type="string">
            <text:p>link.springer.com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<text:s/>https://www.learntek.org/text-data-analytics-with-nltk-and-python/</text:p>
          </table:table-cell>
          <table:table-cell office:value-type="string" calcext:value-type="string">
            <text:p>www.learntek.org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<text:s/>https://www.ncbi.nlm.nih.gov/pmc/articles/PMC6401088/</text:p>
          </table:table-cell>
          <table:table-cell office:value-type="string" calcext:value-type="string">
            <text:p>www.ncbi.nlm.nih.gov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<text:s/>http://ceur-ws.org/Vol-1004/paper1.pdf</text:p>
          </table:table-cell>
          <table:table-cell office:value-type="string" calcext:value-type="string">
            <text:p>ceur-ws.org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<text:s/>https://www.anlp.jp/en/abst/vol24/no3.html</text:p>
          </table:table-cell>
          <table:table-cell office:value-type="string" calcext:value-type="string">
            <text:p>www.anlp.jp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<text:s/>http://dean.pku.edu.cn/englishcourses/cs_detail.php?kcid=04832710&amp;kclx=2</text:p>
          </table:table-cell>
          <table:table-cell office:value-type="string" calcext:value-type="string">
            <text:p>dean.pku.edu.cn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<text:s/>https://www.nltk.org/book/ch12.html</text:p>
          </table:table-cell>
          <table:table-cell office:value-type="string" calcext:value-type="string">
            <text:p>www.nltk.org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<text:s/>http://www.grupolys.org/~cgomezr/</text:p>
          </table:table-cell>
          <table:table-cell office:value-type="string" calcext:value-type="string">
            <text:p>www.grupolys.org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<text:s/>https://hal.archives-ouvertes.fr/hal-00502700/document</text:p>
          </table:table-cell>
          <table:table-cell office:value-type="string" calcext:value-type="string">
            <text:p>hal.archives-ouvertes.fr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<text:s/>http://www.jardcs.org/backissues/abstract.php?archiveid=5496</text:p>
          </table:table-cell>
          <table:table-cell office:value-type="string" calcext:value-type="string">
            <text:p>www.jardcs.org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<text:s/>https://deemsoft.com/deemsoft-nlp.php</text:p>
          </table:table-cell>
          <table:table-cell office:value-type="string" calcext:value-type="string">
            <text:p>deemsoft.com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<text:s/>http://www.diva-portal.org/smash/record.jsf?pid=diva2:1164403</text:p>
          </table:table-cell>
          <table:table-cell office:value-type="string" calcext:value-type="string">
            <text:p>www.diva-portal.org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<text:s/>https://www.bangor.ac.uk/courses/postgraduate-modules/ICE-4721</text:p>
          </table:table-cell>
          <table:table-cell office:value-type="string" calcext:value-type="string">
            <text:p>www.bangor.ac.uk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<text:s/>http://www.nyu.edu/projects/politicsdatalab/localdata/workshops/NLTK_Presentation.pdf</text:p>
          </table:table-cell>
          <table:table-cell office:value-type="string" calcext:value-type="string">
            <text:p>www.nyu.edu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<text:s/>https://www.cs.jhu.edu/~jason/405/</text:p>
          </table:table-cell>
          <table:table-cell office:value-type="string" calcext:value-type="string">
            <text:p>www.cs.jhu.edu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<text:s/>http://www.pitt.edu/~naraehan/ling1330/nltk_book.html</text:p>
          </table:table-cell>
          <table:table-cell office:value-type="string" calcext:value-type="string">
            <text:p>www.pitt.edu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<text:s/>https://zerospeech.com/2015/</text:p>
          </table:table-cell>
          <table:table-cell office:value-type="string" calcext:value-type="string">
            <text:p>zerospeech.com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<text:s/>https://mailman.uib.no/public/corpora/2014-November/021446.html</text:p>
          </table:table-cell>
          <table:table-cell office:value-type="string" calcext:value-type="string">
            <text:p>mailman.uib.no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<text:s/>http://www.thalesians.com/finance/index.php/Events/Seminars/20190522LCUAmen</text:p>
          </table:table-cell>
          <table:table-cell office:value-type="string" calcext:value-type="string">
            <text:p>www.thalesians.com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<text:s/>http://www.iclll.org/cfp.html</text:p>
          </table:table-cell>
          <table:table-cell office:value-type="string" calcext:value-type="string">
            <text:p>www.iclll.org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<text:s/>https://dl.acm.org/citation.cfm?id=1870593</text:p>
          </table:table-cell>
          <table:table-cell office:value-type="string" calcext:value-type="string">
            <text:p>dl.acm.org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<text:s/>http://tint.fbk.eu/tokenization.html</text:p>
          </table:table-cell>
          <table:table-cell office:value-type="string" calcext:value-type="string">
            <text:p>tint.fbk.eu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<text:s/>https://telecom.altanai.com/2019/07/07/nlp-natural-language-processing-in-voip/comment-page-1/</text:p>
          </table:table-cell>
          <table:table-cell office:value-type="string" calcext:value-type="string">
            <text:p>telecom.altanai.com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<text:s/>http://www.cs.upc.edu/~mlatifi/index_files/CV-Majid%20Latifi_Research.pdf</text:p>
          </table:table-cell>
          <table:table-cell office:value-type="string" calcext:value-type="string">
            <text:p>www.cs.upc.edu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<text:s/>https://app.dimensions.ai/details/grant/grant.6503889</text:p>
          </table:table-cell>
          <table:table-cell office:value-type="string" calcext:value-type="string">
            <text:p>app.dimensions.ai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<text:s/>http://idiom.ucsd.edu/~rlevy/lign256/winter2008/lign256_syllabus.html</text:p>
          </table:table-cell>
          <table:table-cell office:value-type="string" calcext:value-type="string">
            <text:p>idiom.ucsd.edu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<text:s/>https://nptel.ac.in/content/storage2/courses/106105158/Solution_Assignment_1.pdf</text:p>
          </table:table-cell>
          <table:table-cell office:value-type="string" calcext:value-type="string">
            <text:p>nptel.ac.in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<text:s/>https://www.myhuiban.com/conference/3024?lang=ja</text:p>
          </table:table-cell>
          <table:table-cell office:value-type="string" calcext:value-type="string">
            <text:p>www.myhuiban.com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<text:s/>https://metacpan.org/pod/Alvis::NLPPlatform::NLPWrappers</text:p>
          </table:table-cell>
          <table:table-cell office:value-type="string" calcext:value-type="string">
            <text:p>metacpan.org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<text:s/>https://www.suchanek.name/work/teaching/topics/introduction-nlp/index.html</text:p>
          </table:table-cell>
          <table:table-cell office:value-type="string" calcext:value-type="string">
            <text:p>www.suchanek.name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<text:s/>http://cl.sd.tmu.ac.jp/~kitagawa/</text:p>
          </table:table-cell>
          <table:table-cell office:value-type="string" calcext:value-type="string">
            <text:p>cl.sd.tmu.ac.jp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<text:s/>https://mc.ai/essential-nlp-tools-code-and-tips/</text:p>
          </table:table-cell>
          <table:table-cell office:value-type="string" calcext:value-type="string">
            <text:p>mc.ai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<text:s/>https://aclanthology.info/papers/W15-5944/augmenting-pivot-based-smt-with-word-segmentation</text:p>
          </table:table-cell>
          <table:table-cell office:value-type="string" calcext:value-type="string">
            <text:p>aclanthology.info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<text:s/>https://pontus.stenetorp.se/publications.html</text:p>
          </table:table-cell>
          <table:table-cell office:value-type="string" calcext:value-type="string">
            <text:p>pontus.stenetorp.se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<text:s/>http://orcid.org/0000-0001-9844-6198</text:p>
          </table:table-cell>
          <table:table-cell office:value-type="string" calcext:value-type="string">
            <text:p>orcid.org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<text:s/>http://homepages.inf.ed.ac.uk/scohen/mol17-slides.pdf</text:p>
          </table:table-cell>
          <table:table-cell office:value-type="string" calcext:value-type="string">
            <text:p>homepages.inf.ed.ac.uk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<text:s/>https://www.ijcaonline.org/volume27/number6/pxc3874530.pdf</text:p>
          </table:table-cell>
          <table:table-cell office:value-type="string" calcext:value-type="string">
            <text:p>www.ijcaonline.org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<text:s/>http://article.lujishu.net/viewarticleeng/12845638002192</text:p>
          </table:table-cell>
          <table:table-cell office:value-type="string" calcext:value-type="string">
            <text:p>article.lujishu.net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<text:s/>https://norvig.com/ipython/README.html</text:p>
          </table:table-cell>
          <table:table-cell office:value-type="string" calcext:value-type="string">
            <text:p>norvig.com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<text:s/>https://content.sciendo.com/abstract/journals/jaiscr/9/3/article-p219.xml</text:p>
          </table:table-cell>
          <table:table-cell office:value-type="string" calcext:value-type="string">
            <text:p>content.sciendo.com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<text:s/>https://www.academia.edu/40140224/Advances_in_Natural_Language_Processing_A_Survey_of_Current_Research_Trends_Development_Tools_and_Industry_Applications</text:p>
          </table:table-cell>
          <table:table-cell office:value-type="string" calcext:value-type="string">
            <text:p>www.academia.edu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<text:s/>http://loquens.revistas.csic.es/index.php/loquens/article/view/12</text:p>
          </table:table-cell>
          <table:table-cell office:value-type="string" calcext:value-type="string">
            <text:p>loquens.revistas.csic.es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<text:s/>http://journals.sjp.ac.lk/index.php/jcs/article/view/1616</text:p>
          </table:table-cell>
          <table:table-cell office:value-type="string" calcext:value-type="string">
            <text:p>journals.sjp.ac.lk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<text:s/>https://nlp.itu.dk/category/news/page/2/</text:p>
          </table:table-cell>
          <table:table-cell office:value-type="string" calcext:value-type="string">
            <text:p>nlp.itu.dk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<text:s/>http://www.lrec-conf.org/proceedings/lrec2006/pdf/577_pdf.pdf</text:p>
          </table:table-cell>
          <table:table-cell office:value-type="string" calcext:value-type="string">
            <text:p>www.lrec-conf.org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<text:s/>http://lirics.loria.fr/doc_pub/LMFPaperForLREC2006FinalSubmission6March06.pdf</text:p>
          </table:table-cell>
          <table:table-cell office:value-type="string" calcext:value-type="string">
            <text:p>lirics.loria.fr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<text:s/>https://www.ling.upenn.edu/~jkodner/</text:p>
          </table:table-cell>
          <table:table-cell office:value-type="string" calcext:value-type="string">
            <text:p>www.ling.upenn.edu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<text:s/>http://helinshiah.com/drowning-words-natural-language-introduction/</text:p>
          </table:table-cell>
          <table:table-cell office:value-type="string" calcext:value-type="string">
            <text:p>helinshiah.com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<text:s/>https://courses.cs.washington.edu/courses/cse490u/17wi/slides/an-pos-slides.pdf</text:p>
          </table:table-cell>
          <table:table-cell office:value-type="string" calcext:value-type="string">
            <text:p>courses.cs.washington.edu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<text:s/>http://www.scielo.org.mx/scielo.php?script=sci_arttext&amp;pid=S1405-55462015000200012</text:p>
          </table:table-cell>
          <table:table-cell office:value-type="string" calcext:value-type="string">
            <text:p>www.scielo.org.mx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<text:s/>http://lrec.elra.info/proceedings/lrec2012/pdf/446_Paper.pdf</text:p>
          </table:table-cell>
          <table:table-cell office:value-type="string" calcext:value-type="string">
            <text:p>lrec.elra.info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<text:s/>https://people.cs.umass.edu/~dasmith/inlp2009/lect6-cs585.pdf</text:p>
          </table:table-cell>
          <table:table-cell office:value-type="string" calcext:value-type="string">
            <text:p>people.cs.umass.edu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<text:s/>https://www.cse.iitb.ac.in/~anoopk/pages/publications.html</text:p>
          </table:table-cell>
          <table:table-cell office:value-type="string" calcext:value-type="string">
            <text:p>www.cse.iitb.ac.in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<text:s/>https://www.cs.utexas.edu/users/ml/mlj-nll/editorial.ps</text:p>
          </table:table-cell>
          <table:table-cell office:value-type="string" calcext:value-type="string">
            <text:p>www.cs.utexas.edu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<text:s/>https://www.degruyter.com/view/j/jaiscr.2019.9.issue-3/jaiscr-2019-0005/jaiscr-2019-0005.xml</text:p>
          </table:table-cell>
          <table:table-cell office:value-type="string" calcext:value-type="string">
            <text:p>www.degruyter.com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<text:s/>http://www.wikicfp.com/cfp/program?id=611</text:p>
          </table:table-cell>
          <table:table-cell office:value-type="string" calcext:value-type="string">
            <text:p>www.wikicfp.com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<text:s/>https://dblp.uni-trier.de/pers/hd/b/Besacier:Laurent</text:p>
          </table:table-cell>
          <table:table-cell office:value-type="string" calcext:value-type="string">
            <text:p>dblp.uni-trier.de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<text:s/>https://csp.org.ph/?cat=1</text:p>
          </table:table-cell>
          <table:table-cell office:value-type="string" calcext:value-type="string">
            <text:p>csp.org.ph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<text:s/>http://www-users.cs.york.ac.uk/~kazakov/papers/mlj.ps</text:p>
          </table:table-cell>
          <table:table-cell office:value-type="string" calcext:value-type="string">
            <text:p>www-users.cs.york.ac.uk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<text:s/>https://www.ict.up.ac.th/kanokwatt/ai/Chapter5_Introduction_to_Natural_Language_Processing.pdf</text:p>
          </table:table-cell>
          <table:table-cell office:value-type="string" calcext:value-type="string">
            <text:p>www.ict.up.ac.th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<text:s/>https://www.ndss-symposium.org/wp-content/uploads/2019/02/ndss2019_08-4_Zhang_paper.pdf</text:p>
          </table:table-cell>
          <table:table-cell office:value-type="string" calcext:value-type="string">
            <text:p>www.ndss-symposium.org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<text:s/>https://edoc.ub.uni-muenchen.de/21261/7/Yin_Wenpeng.pdf</text:p>
          </table:table-cell>
          <table:table-cell office:value-type="string" calcext:value-type="string">
            <text:p>edoc.ub.uni-muenchen.de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<text:s/>http://www.lscp.net/persons/dupoux/</text:p>
          </table:table-cell>
          <table:table-cell office:value-type="string" calcext:value-type="string">
            <text:p>www.lscp.net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<text:s/>http://coltekin.net/cagri/</text:p>
          </table:table-cell>
          <table:table-cell office:value-type="string" calcext:value-type="string">
            <text:p>coltekin.net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<text:s/>https://cs.biu.ac.il/node/682</text:p>
          </table:table-cell>
          <table:table-cell office:value-type="string" calcext:value-type="string">
            <text:p>cs.biu.ac.il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<text:s/>http://conference.researchbib.com/view/event/103825</text:p>
          </table:table-cell>
          <table:table-cell office:value-type="string" calcext:value-type="string">
            <text:p>conference.researchbib.com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<text:s/>https://web.cs.dal.ca/~islam/research.html</text:p>
          </table:table-cell>
          <table:table-cell office:value-type="string" calcext:value-type="string">
            <text:p>web.cs.dal.ca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<text:s/>https://www.frameworktraining.co.uk/courses/data/big-data-and-data-science-training-courses/natural-language-processing-nlp-python-training-course/</text:p>
          </table:table-cell>
          <table:table-cell office:value-type="string" calcext:value-type="string">
            <text:p>www.frameworktraining.co.uk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<text:s/>https://opendatascience.com/nlp-with-nltk-part-2/</text:p>
          </table:table-cell>
          <table:table-cell office:value-type="string" calcext:value-type="string">
            <text:p>opendatascience.com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<text:s/>http://grandioseparlor.com/b3wf/soa3r.php?nal=gensim-word2vec-medium</text:p>
          </table:table-cell>
          <table:table-cell office:value-type="string" calcext:value-type="string">
            <text:p>grandioseparlor.com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<text:s/>https://carparkinc.com/j6f4f/x5kan.php?rb=gensim-word2vec-medium</text:p>
          </table:table-cell>
          <table:table-cell office:value-type="string" calcext:value-type="string">
            <text:p>carparkinc.com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<text:s/>https://hackernoon.com/smart-audit-using-ai-in-international-trade-21a7bb21b57f</text:p>
          </table:table-cell>
          <table:table-cell office:value-type="string" calcext:value-type="string">
            <text:p>hackernoon.com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<text:s/>http://demo.kzonetechnologies.com/wp-content/uploads/2019/09/liwdrnzit/lda-python-code.html</text:p>
          </table:table-cell>
          <table:table-cell office:value-type="string" calcext:value-type="string">
            <text:p>demo.kzonetechnologies.com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<text:s/>http://luccascloset.com/hlyq3/lda-python-code.html</text:p>
          </table:table-cell>
          <table:table-cell office:value-type="string" calcext:value-type="string">
            <text:p>luccascloset.com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<text:s/>http://marthaskou.com/1bphz3/lda-python-code.html</text:p>
          </table:table-cell>
          <table:table-cell office:value-type="string" calcext:value-type="string">
            <text:p>marthaskou.com</text:p>
          </table:table-cell>
        </table:table-row>
      </table:table>
      <table:named-expressions/>
      <table:database-ranges>
        <table:database-range table:name="__Anonymous_Sheet_DB__0" table:target-range-address="search1.A1:search1.C137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18">00/00/0000</text:date>, <text:time style:data-style-name="N2" text:time-value="17:52:48.301702409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19-09-18T20:27:03.430616907</dc:date>
    <meta:editing-duration>PT2H43M4S</meta:editing-duration>
    <meta:editing-cycles>3</meta:editing-cycles>
    <meta:document-statistic meta:table-count="1" meta:cell-count="411" meta:object-count="0"/>
  </office:meta>
</office:document-meta>
</file>